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6pt" officeooo:rsid="0015a386" officeooo:paragraph-rsid="0015a386" style:font-size-asian="16pt" style:font-size-complex="16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6pt" officeooo:rsid="0015a386" officeooo:paragraph-rsid="0015a386" style:font-size-asian="16pt" style:font-size-complex="16pt"/>
    </style:style>
    <style:style style:name="P3" style:family="paragraph" style:parent-style-name="Preformatted_20_Text">
      <style:text-properties style:font-name="Times New Roman" fo:font-size="16pt" officeooo:rsid="001bda36" officeooo:paragraph-rsid="001bda36" style:font-size-asian="16pt" style:font-size-complex="16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6pt" officeooo:rsid="001bda36" officeooo:paragraph-rsid="001bda36" style:font-size-asian="16pt" style:font-size-complex="16pt"/>
    </style:style>
    <style:style style:name="P5" style:family="paragraph" style:parent-style-name="Preformatted_20_Text">
      <style:text-properties style:font-name="Times New Roman" fo:font-size="16pt" officeooo:rsid="001f77e4" officeooo:paragraph-rsid="001f77e4" style:font-size-asian="16pt" style:font-size-complex="16pt"/>
    </style:style>
    <style:style style:name="P6" style:family="paragraph" style:parent-style-name="Preformatted_20_Text">
      <style:text-properties style:font-name="Times New Roman" fo:font-size="16pt" officeooo:rsid="00210f5b" officeooo:paragraph-rsid="00210f5b" style:font-size-asian="16pt" style:font-size-complex="16pt"/>
    </style:style>
    <style:style style:name="P7" style:family="paragraph" style:parent-style-name="Preformatted_20_Text">
      <style:text-properties style:font-name="Times New Roman" fo:font-size="16pt" officeooo:rsid="001dcd91" officeooo:paragraph-rsid="001dcd91" style:font-size-asian="16pt" style:font-size-complex="16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6pt" officeooo:rsid="0017a5b7" officeooo:paragraph-rsid="0017a5b7" style:font-size-asian="16pt" style:font-size-complex="16pt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6pt" officeooo:rsid="0019da97" officeooo:paragraph-rsid="0019da97" style:font-size-asian="16pt" style:font-size-complex="16pt"/>
    </style:style>
    <style:style style:name="P10" style:family="paragraph" style:parent-style-name="Preformatted_20_Text">
      <style:paragraph-properties fo:text-align="center" style:justify-single-word="false"/>
      <style:text-properties style:font-name="Times New Roman" fo:font-size="16pt" officeooo:rsid="00267b7c" officeooo:paragraph-rsid="00267b7c" style:font-size-asian="16pt" style:font-size-complex="16pt"/>
    </style:style>
    <style:style style:name="P11" style:family="paragraph" style:parent-style-name="Preformatted_20_Text">
      <style:paragraph-properties fo:text-align="justify" style:justify-single-word="false"/>
      <style:text-properties style:font-name="Times New Roman" fo:font-size="16pt" fo:font-weight="normal" officeooo:rsid="002480b3" officeooo:paragraph-rsid="002480b3" style:font-size-asian="14pt" style:font-weight-asian="normal" style:font-size-complex="16pt" style:font-weight-complex="normal"/>
    </style:style>
    <style:style style:name="P12" style:family="paragraph" style:parent-style-name="Preformatted_20_Text">
      <style:text-properties style:font-name="Times New Roman" fo:font-size="20pt" fo:font-weight="bold" officeooo:rsid="0015a386" officeooo:paragraph-rsid="0015a386" style:font-size-asian="20pt" style:font-weight-asian="bold" style:font-size-complex="20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Times New Roman" fo:font-size="18pt" officeooo:rsid="0023c07d" officeooo:paragraph-rsid="0023c07d" style:font-size-asian="15.75pt" style:font-size-complex="18pt"/>
    </style:style>
    <style:style style:name="P14" style:family="paragraph" style:parent-style-name="Preformatted_20_Text">
      <style:paragraph-properties fo:text-align="center" style:justify-single-word="false"/>
      <style:text-properties style:font-name="Times New Roman" fo:font-size="18pt" fo:font-weight="bold" officeooo:rsid="0023c07d" officeooo:paragraph-rsid="0023c07d" style:font-size-asian="15.75pt" style:font-weight-asian="bold" style:font-size-complex="18pt" style:font-weight-complex="bold"/>
    </style:style>
    <style:style style:name="P15" style:family="paragraph" style:parent-style-name="Preformatted_20_Text">
      <style:text-properties style:font-name="Times New Roman" fo:font-size="18pt" fo:font-weight="bold" officeooo:rsid="002480b3" officeooo:paragraph-rsid="002480b3" style:font-size-asian="18pt" style:font-weight-asian="bold" style:font-size-complex="18pt" style:font-weight-complex="bold"/>
    </style:style>
    <style:style style:name="P16" style:family="paragraph" style:parent-style-name="Preformatted_20_Text">
      <style:paragraph-properties fo:text-align="justify" style:justify-single-word="false"/>
      <style:text-properties style:font-name="Times New Roman" fo:font-size="18pt" fo:font-weight="bold" officeooo:rsid="002480b3" officeooo:paragraph-rsid="002480b3" style:font-size-asian="18pt" style:font-weight-asian="bold" style:font-size-complex="18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Times New Roman" fo:font-size="28pt" fo:font-weight="bold" officeooo:rsid="0015a386" officeooo:paragraph-rsid="002480b3" style:font-size-asian="28pt" style:font-weight-asian="bold" style:font-size-complex="28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Times New Roman" fo:font-size="28pt" fo:font-weight="bold" officeooo:rsid="002480b3" officeooo:paragraph-rsid="002480b3" style:font-size-asian="28pt" style:font-weight-asian="bold" style:font-size-complex="2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style:font-name="Times New Roman" fo:font-size="22pt" fo:font-style="italic" officeooo:rsid="00267b7c" officeooo:paragraph-rsid="0015a386" style:font-size-asian="22pt" style:font-style-asian="italic" style:font-size-complex="22pt" style:font-style-complex="italic"/>
    </style:style>
    <style:style style:name="P20" style:family="paragraph" style:parent-style-name="Preformatted_20_Text">
      <style:paragraph-properties fo:text-align="center" style:justify-single-word="false"/>
      <style:text-properties style:font-name="Times New Roman" fo:font-size="19pt" fo:font-style="italic" officeooo:rsid="00267b7c" officeooo:paragraph-rsid="00267b7c" style:font-size-asian="19pt" style:font-style-asian="italic" style:font-size-complex="19pt" style:font-style-complex="italic"/>
    </style:style>
    <style:style style:name="P21" style:family="paragraph" style:parent-style-name="Preformatted_20_Text" style:list-style-name="L1">
      <style:paragraph-properties fo:text-align="justify" style:justify-single-word="false"/>
      <style:text-properties style:font-name="Times New Roman" fo:font-size="16pt" officeooo:rsid="00173c5f" officeooo:paragraph-rsid="0017a5b7" style:font-size-asian="16pt" style:font-size-complex="16pt"/>
    </style:style>
    <style:style style:name="P22" style:family="paragraph" style:parent-style-name="Preformatted_20_Text" style:list-style-name="L1">
      <style:paragraph-properties fo:text-align="justify" style:justify-single-word="false"/>
      <style:text-properties style:font-name="Times New Roman" fo:font-size="16pt" officeooo:rsid="00173c5f" officeooo:paragraph-rsid="0019da97" style:font-size-asian="16pt" style:font-size-complex="16pt"/>
    </style:style>
    <style:style style:name="P23" style:family="paragraph" style:parent-style-name="Preformatted_20_Text" style:list-style-name="L1">
      <style:paragraph-properties fo:text-align="justify" style:justify-single-word="false"/>
      <style:text-properties style:font-name="Times New Roman" fo:font-size="16pt" officeooo:rsid="00173c5f" officeooo:paragraph-rsid="00173c5f" style:font-size-asian="16pt" style:font-size-complex="16pt"/>
    </style:style>
    <style:style style:name="P24" style:family="paragraph" style:parent-style-name="Preformatted_20_Text" style:list-style-name="L1">
      <style:paragraph-properties fo:text-align="justify" style:justify-single-word="false"/>
      <style:text-properties style:font-name="Times New Roman" fo:font-size="16pt" officeooo:rsid="00173c5f" officeooo:paragraph-rsid="001dcd91" style:font-size-asian="16pt" style:font-size-complex="16pt"/>
    </style:style>
    <style:style style:name="P25" style:family="paragraph" style:parent-style-name="Preformatted_20_Text">
      <style:text-properties style:font-name="Times New Roman" fo:font-size="16pt" officeooo:rsid="001f77e4" officeooo:paragraph-rsid="001f77e4" style:font-size-asian="16pt" style:font-size-complex="16pt"/>
    </style:style>
    <style:style style:name="P26" style:family="paragraph" style:parent-style-name="Preformatted_20_Text">
      <style:text-properties style:font-name="Times New Roman" fo:font-size="16pt" officeooo:rsid="00269a99" officeooo:paragraph-rsid="00269a99" style:font-size-asian="16pt" style:font-size-complex="16pt"/>
    </style:style>
    <style:style style:name="P27" style:family="paragraph" style:parent-style-name="Preformatted_20_Text">
      <style:paragraph-properties fo:text-align="justify" style:justify-single-word="false"/>
      <style:text-properties style:font-name="Times New Roman" fo:font-size="16pt" officeooo:rsid="001dcd91" officeooo:paragraph-rsid="001dcd91" style:font-size-asian="16pt" style:font-size-complex="16pt"/>
    </style:style>
    <style:style style:name="P28" style:family="paragraph" style:parent-style-name="Preformatted_20_Text" style:list-style-name="L2">
      <style:paragraph-properties fo:text-align="justify" style:justify-single-word="false"/>
      <style:text-properties style:font-name="Times New Roman" fo:font-size="16pt" officeooo:rsid="002810dc" officeooo:paragraph-rsid="002810dc" style:font-size-asian="16pt" style:font-size-complex="16pt"/>
    </style:style>
    <style:style style:name="P29" style:family="paragraph" style:parent-style-name="Preformatted_20_Text">
      <style:paragraph-properties fo:text-align="justify" style:justify-single-word="false"/>
      <style:text-properties style:font-name="Times New Roman" fo:font-size="16pt" officeooo:rsid="002810dc" officeooo:paragraph-rsid="002810dc" style:font-size-asian="16pt" style:font-size-complex="16pt"/>
    </style:style>
    <style:style style:name="P30" style:family="paragraph" style:parent-style-name="Preformatted_20_Text">
      <style:text-properties style:font-name="Times New Roman" fo:font-size="16pt" fo:font-weight="normal" officeooo:rsid="0027182b" officeooo:paragraph-rsid="0027182b" style:font-size-asian="14pt" style:font-weight-asian="normal" style:font-size-complex="16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7a5b7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7182b" style:font-size-asian="18pt" style:font-weight-asian="bold" style:font-size-complex="18pt" style:font-weight-complex="bold"/>
    </style:style>
    <style:style style:name="T4" style:family="text">
      <style:text-properties officeooo:rsid="00181f29"/>
    </style:style>
    <style:style style:name="T5" style:family="text">
      <style:text-properties officeooo:rsid="001bda36"/>
    </style:style>
    <style:style style:name="T6" style:family="text">
      <style:text-properties officeooo:rsid="001dcd91"/>
    </style:style>
    <style:style style:name="T7" style:family="text">
      <style:text-properties officeooo:rsid="00210f5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fo:font-style="italic" officeooo:rsid="00267b7c" style:font-size-asian="22pt" style:font-style-asian="italic" style:font-size-complex="22pt" style:font-style-complex="italic"/>
    </style:style>
    <style:style style:name="T10" style:family="text">
      <style:text-properties officeooo:rsid="00269a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Ανάπτυξη Λογισμικού για Υπολογιστικά Συστήματα </text:p>
      <text:p text:style-name="P18">(PROJECT)</text:p>
      <text:p text:style-name="P1"/>
      <text:p text:style-name="P1"/>
      <text:p text:style-name="P14"/>
      <text:p text:style-name="P13"><text:span text:style-name="T8">Μέρος Πρώτο</text:span>: Τελεστής Radix Hash Jo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Φοιτητές:</text:p>
      <text:p text:style-name="P1"/>
      <text:p text:style-name="P1">Ονοματεπώνυμο: Κατσορίδας Ιωάννης</text:p>
      <text:p text:style-name="P1">Αριθμός Μητρώου: 1115201400066</text:p>
      <text:p text:style-name="P1">SDI: sdi1400066</text:p>
      <text:p text:style-name="P1"/>
      <text:p text:style-name="P1">Ονοματεπώνυμο: Μητράκης Γεώργιος</text:p>
      <text:p text:style-name="P1">Αριθμός Μητρώου: 1115201400107</text:p>
      <text:p text:style-name="P1">SDI: sdi1400107</text:p>
      <text:p text:style-name="P1"/>
      <text:p text:style-name="P1"/>
      <text:p text:style-name="P1"/>
      <text:p text:style-name="P1"/>
      <text:p text:style-name="P1"/>
      <text:p text:style-name="P1"/>
      <text:p text:style-name="P2"><text:tab/><text:span text:style-name="T9">ΧΕΙΜΕΡΙΝΟ ΕΞΑΜΗΝΟ 2018-2019</text:span></text:p>
      <text:p text:style-name="P19"/>
      <text:p text:style-name="P20">ΤΜΗΜΑ ΠΛΗΡΟΦΟΡΙΚΗΣ ΚΑΙ ΤΗΛΕΠΙΚΟΙΝΩΝΙΩΝ</text:p>
      <text:p text:style-name="P20"/>
      <text:p text:style-name="P10">ΕΘΝΙΚΟ ΚΑΙ ΚΑΠΟΔΙΣΤΡΙΑΚΟ ΠΑΝΕΠΙΣΤΗΜΙΟ ΑΘΗΝΩΝ</text:p>
      <text:p text:style-name="P5"><text:soft-page-break/><text:tab/><text:span text:style-name="T1">Εκτελέσιμα:</text:span></text:p>
      <text:p text:style-name="P5">./DataGenerator &lt;n&gt;</text:p>
      <text:p text:style-name="P5">όπου:</text:p>
      <text:p text:style-name="P5">n = 1 για τη δημιουργία relations με increasing payloads ( == 0,1,2... REL_SIZE),</text:p>
      <text:p text:style-name="P5">n = 2 για τη δημιουργία relations με identical payloads ( == 1),</text:p>
      <text:p text:style-name="P5">n = 3 για τη δημιουργία relations με exclusive per relation payloads <text:s text:c="11"/>(R -&gt; 1 και S -&gt; 2),</text:p>
      <text:p text:style-name="P5">n = οτιδήποτε άλλο για τη δημιουργία relations με random payloads</text:p>
      <text:p text:style-name="P5"/>
      <text:p text:style-name="P5">./<text:span text:style-name="T7">Caramel </text:span></text:p>
      <text:p text:style-name="P6">για την δημιουργία των relations και την πράξη του join.</text:p>
      <text:p text:style-name="P5"/>
      <text:p text:style-name="P5">./<text:span text:style-name="T10">UnitTests</text:span></text:p>
      <text:p text:style-name="P26">για το unit testing των συναρτήσεων</text:p>
      <text:p text:style-name="P26"/>
      <text:p text:style-name="P26"><text:tab/><text:span text:style-name="T3">Μεταγλώττιση:</text:span></text:p>
      <text:p text:style-name="P30">make</text:p>
      <text:p text:style-name="P1"/>
      <text:p text:style-name="P1"><text:tab/><text:span text:style-name="T2">Αρχεία και περιεχόμενά τους:</text:span></text:p>
      <text:p text:style-name="P1"/>
      <text:list xml:id="list5617854328420420877" text:style-name="L1">
        <text:list-item>
          <text:p text:style-name="P21">DataGenerator.c, DataGenerator.h</text:p>
        </text:list-item>
      </text:list>
      <text:p text:style-name="P8">Το πηγαίο και το αρχείο βιβλιοθήκης <text:span text:style-name="T4">του, από τα οποία προκύπτει το εκτελέσιμο που δημιουργεί 2 αρχεία με ονόματα “DataRelationR.txt” και “DataRelationS.txt” με τυχαία payloads. Το εκτελέσιμο αυτό εκτελείται ανεξάρτητα από τα υπόλοιπα κομμάτια και εκτελείται μόνο αν θέλει ο χρήστης να αλλάξει τα δεδομένα με τα οποία τρέχει τον αλγόριθμο.</text:span></text:p>
      <text:p text:style-name="P8"/>
      <text:list xml:id="list215944175044574" text:continue-numbering="true" text:style-name="L1">
        <text:list-item>
          <text:p text:style-name="P22">DataParse.c, DataParse.h</text:p>
        </text:list-item>
      </text:list>
      <text:p text:style-name="P9">Το πηγαίο και το αρχείο βιβλιοθήκης του που περιλαμβάνει τις συναρτήσεις για <text:span text:style-name="T5">δημιουργία relation από τα παραπάνω txt files, δημιουργία ιστογράμματος, αθροιστικού ιστογράμματος και δημιουργία νέου κατακερματισμένου relation από ένα ήδη υπάρχον, όπως αυτά περιγράφονται στην εκφώνηση</text:span></text:p>
      <text:p text:style-name="P9"/>
      <text:list xml:id="list215945377567924" text:continue-numbering="true" text:style-name="L1">
        <text:list-item>
          <text:p text:style-name="P23">Globals.h</text:p>
        </text:list-item>
      </text:list>
      <text:p text:style-name="P4">Το κύριο header file, που περιλαμβάνει ορισμούς global δομών συναρτήσεων και μεταβλητών και γίνεται included σε όλα τα πηγαία.</text:p>
      <text:p text:style-name="P4"><text:soft-page-break/></text:p>
      <text:list xml:id="list215944777144471" text:continue-numbering="true" text:style-name="L1">
        <text:list-item>
          <text:p text:style-name="P23">main.c</text:p>
        </text:list-item>
      </text:list>
      <text:p text:style-name="P4">Περιλαμβάνει την main συνάρτηση του εκτελέσιμου, η οποία δημιουργεί δύο relations R και S, κάνει Radix Hash Join , <text:s/>αποθηκεύει το αποτέλεσμα του join αυτού και επιστρέφει.</text:p>
      <text:p text:style-name="P3"/>
      <text:list xml:id="list215944055625449" text:continue-numbering="true" text:style-name="L1">
        <text:list-item>
          <text:p text:style-name="P23">RadixHashJoin.c</text:p>
        </text:list-item>
      </text:list>
      <text:p text:style-name="P4">Το πηγαίο που κάνει Join δύο relations. Δημιουργεί ιστόγραμμα και αθροιστικό ιστόγραμμα για κάθε relation, τα κατακερματίζει δημιουργώντας δύο νέα relations και <text:span text:style-name="T6">κάνει αναζήτηση για ίσα payloads μεταξύ στοιχείων του R και του S που ανήκουν στο ίδιο bucket. Δημιουργείται ευρετήριο για το bucket του relation με τα λιγότερα tuples και για κάθε tuple του R που είναι ίσο με κάποιο tuple του S στο ίδιο bucket, προστίθενται τα keys στη λίστα αποτελεσμάτων, η οποία και επιστρέφεται.</text:span></text:p>
      <text:p text:style-name="P4"/>
      <text:list xml:id="list215944471030751" text:continue-numbering="true" text:style-name="L1">
        <text:list-item>
          <text:p text:style-name="P24">Results.c, Results.h</text:p>
        </text:list-item>
      </text:list>
      <text:p text:style-name="P27">Περιέχουν συναρτήσεις για διαχείριση της λίστας αποτελεσμάτων του Join.</text:p>
      <text:p text:style-name="P27"/>
      <text:list xml:id="list610366945946051186" text:style-name="L2">
        <text:list-item>
          <text:p text:style-name="P28">Index.c, Index.h</text:p>
        </text:list-item>
      </text:list>
      <text:p text:style-name="P29">Περιέχουν τη δομή του index{bucket array, chain array} και συναρτήσεις που διαχειρίζονται τη δημιουργία, την αρχικοποίηση, την αναζήτηση στον εκάστοτε κάδο και τη διαγραφή του.</text:p>
      <text:p text:style-name="P7"/>
      <text:p text:style-name="P7"/>
      <text:p text:style-name="P15"><text:tab/>UnitTests</text:p>
      <text:p text:style-name="P16"/>
      <text:p text:style-name="P11"><text:tab/>Όλες οι συναρτήσεις που υλοποιήθηκαν δοκιμάζονται για την αποτελεσματικότητά τους μέσω unit test. Τα test αυτά υλοποιήθηκαν με τη χρήση του Framework: CUnit και βρίσκονται στο αρχείο UnitTests.c. Ως είσοδο παίρνουν καρφωτά συγκεκριμένες τιμές και ελέγχεται η έξοδος από τις διάφορες συναρτήσεις ως προς την εγκυρότητά τους με βάση την ομοιότητά τους με τα αναμενόμενα αποτελέσματα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05T21:59:43.213386290</dc:date>
    <meta:editing-duration>PT47M50S</meta:editing-duration>
    <meta:editing-cycles>14</meta:editing-cycles>
    <meta:document-statistic meta:table-count="0" meta:image-count="0" meta:object-count="0" meta:page-count="3" meta:paragraph-count="43" meta:word-count="446" meta:character-count="3034" meta:non-whitespace-character-count="2618"/>
  </office:meta>
</office:document-meta>
</file>